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1" style:data-style-name="N0">2.1</text:variable-set>: </text:p>
      <text:p text:style-name="P2"/>
      <text:list xml:id="list4373725388544879391" text:style-name="L1">
        <text:list-item>
          <text:p text:style-name="P7">Cristina lives at the corner of two streets. <text:s/>She decides to walk around the block. <text:s/>If each side of the block is 0.25 miles, how far did she walk?</text:p>
          <text:list>
            <text:list-item>
              <text:p text:style-name="P7">0 miles</text:p>
            </text:list-item>
            <text:list-item>
              <text:p text:style-name="P7">0.25 miles</text:p>
            </text:list-item>
            <text:list-item>
              <text:p text:style-name="P7">.5 miles</text:p>
            </text:list-item>
            <text:list-item>
              <text:p text:style-name="P7">.75 miles</text:p>
            </text:list-item>
            <text:list-item>
              <text:p text:style-name="P7">1 mile</text:p>
            </text:list-item>
          </text:list>
        </text:list-item>
      </text:list>
      <text:p text:style-name="P3"/>
      <text:list xml:id="list114946124548410" text:continue-numbering="true" text:style-name="L1">
        <text:list-item>
          <text:p text:style-name="P8">Two objects are traveling at the same speed. <text:s/>Does this mean that they have the same velocity?</text:p>
          <text:list>
            <text:list-item>
              <text:p text:style-name="P8">Yes, because velocity and speed are the synonyms.</text:p>
            </text:list-item>
            <text:list-item>
              <text:p text:style-name="P8">Yes, because velocity is speed with a direction. <text:s/></text:p>
            </text:list-item>
            <text:list-item>
              <text:p text:style-name="P8">No, because the objects could be traveling in different directions.</text:p>
            </text:list-item>
            <text:list-item>
              <text:p text:style-name="P8">No, because speed and velocity are unrelated. <text:s/></text:p>
            </text:list-item>
          </text:list>
        </text:list-item>
      </text:list>
      <text:p text:style-name="P4"/>
      <text:list xml:id="list114947117523670" text:continue-numbering="true" text:style-name="L1">
        <text:list-item>
          <text:p text:style-name="P9">A surfer is traveling at 7 m/s to the west. <text:s/>At this speed, how long will it take him to reach the shore that is 1600 meters to the west? </text:p>
          <text:list>
            <text:list-item>
              <text:p text:style-name="P9">0.004 seconds</text:p>
            </text:list-item>
            <text:list-item>
              <text:p text:style-name="P9">15.75 seconds</text:p>
            </text:list-item>
            <text:list-item>
              <text:p text:style-name="P9">228.571 seconds</text:p>
            </text:list-item>
            <text:list-item>
              <text:p text:style-name="P9">11200 seconds</text:p>
            </text:list-item>
          </text:list>
        </text:list-item>
      </text:list>
      <text:p text:style-name="P5"/>
      <text:list xml:id="list114946517135745" text:continue-numbering="true" text:style-name="L1">
        <text:list-item>
          <text:p text:style-name="P10">When walking along a road that does not have a sidewalk, pedestrians are required to walk <text:span text:style-name="T5">against</text:span> traffic (on the left side of the road), whereas bicyclists are required to ride with traffic (on the right side of the road). <text:s/>This is because - </text:p>
          <text:list>
            <text:list-item>
              <text:p text:style-name="P10">A head-on bicycle crash is much worse than a rear-end bicycle crash, <text:span text:style-name="T3">whereas a head-on pedestrian crash is approximately the same as a rear-end pedestrian crash. </text:span></text:p>
            </text:list-item>
            <text:list-item>
              <text:p text:style-name="P11">Bicycles move faster than pedestrians, so they can <text:span text:style-name="T4">always see pedestrians, whereas pedestrians may not be able to see bicycles.</text:span></text:p>
            </text:list-item>
            <text:list-item>
              <text:p text:style-name="P12">Stop signs and other traffic control devices are posted for traffic traveling on the right side of the street. <text:s/>By riding against traffic,cyclists may not see important regulatory signs which apply to them.</text:p>
            </text:list-item>
            <text:list-item>
              <text:p text:style-name="P13">It is safer for bicyclists to ride on the left. <text:s/>The laws that govern their riding on the right are designed to discourage people from riding bicycles.</text:p>
            </text:list-item>
          </text:list>
        </text:list-item>
      </text:list>
      <text:p text:style-name="P6"/>
      <text:list xml:id="list114946524229799" text:continue-numbering="true" text:style-name="L1">
        <text:list-item>
          <text:p text:style-name="P14">You drive to a neighboring town at 60 mph, then immediately return at 40 mph. <text:s/>What is the average speed you traveled?</text:p>
          <text:list>
            <text:list-item>
              <text:p text:style-name="P14">60 mph</text:p>
            </text:list-item>
            <text:list-item>
              <text:p text:style-name="P14">50 mph</text:p>
            </text:list-item>
            <text:list-item>
              <text:p text:style-name="P14">48 mph</text:p>
            </text:list-item>
            <text:list-item>
              <text:p text:style-name="P14">40 m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1"><draw:image xlink:href="Pictures/10000201000000EF000001006055DAA5.png" xlink:type="simple" xlink:show="embed" xlink:actuate="onLoad"/></draw:frame> <text:s text:c="20"/>Name:<text:tab/><text:tab/><text:date style:data-style-name="N37" text:date-value="2017-05-09T11:49:46.044576857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1M12S</meta:editing-duration>
    <meta:editing-cycles>21</meta:editing-cycles>
    <meta:generator>LibreOffice/4.3.7.2$Linux_X86_64 LibreOffice_project/430$Build-2</meta:generator>
    <meta:initial-creator>Jonas Williamson</meta:initial-creator>
    <dc:date>2017-05-09T11:49:45.980112738</dc:date>
    <meta:document-statistic meta:table-count="0" meta:image-count="2" meta:object-count="0" meta:page-count="1" meta:paragraph-count="29" meta:word-count="345" meta:character-count="1888" meta:non-whitespace-character-count="1548"/>
  </office:meta>
</office:document-meta>
</file>